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méliorations<text:line-break/>1- La base de données est créée avec les IDBOOKS de type long<text:line-break/>2- La base de données est créée avec tous les champs NOT NULL<text:line-break/>3- La transaction d'insertion de livres est effectuée dans la couche des opérations de la base de données (OperacionesBD.java)<text:line-break/>4- Toutes les références à java.sql ont été supprimées de la classe Main<text:line-break/><text:line-break/><text:line-break/><text:line-break/>Dans le modèle Singleton<text:line-break/>1- Il analyse si la connexion est fermée, dans ce cas, il renvoie également une nouvelle instance<text:line-break/><text:line-break/>Structuration du projet<text:line-break/>Les classes du projet ont été structurées selon le modèle MVC (vue, contrôleur, modèle)<text:line-break/>La programmation logicielle en couches est une architecture dans laquelle nous cherchons à séparer le code ou la logique qui<text:line-break/>effectue des tâches commerciales (facturation, ventes) de logique de présentation graphique et de données.<text:line-break/>Également connu sous le nom de modèle MCV (vue, contrôleur, modèle).<text:line-break/><text:line-break/> <text:line-break/><text:line-break/>L'avantage de ce style est que le développement est facilité de réutilisation et d'entretien,<text:line-break/>car en cas de changement, seule la couche nécessaire est modifiée sans avoir à revoir tout le code.<text:line-break/><text:line-break/>Couche logique de présentation :<text:line-break/>Il fait référence à la manière dont les informations sur le programme seront présentées à l'utilisateur. Le but est de séparer<text:line-break/>tous ceux qui sont montrés à l'utilisateur, cette couche n'a aucune connexion à la base de données et n'effectue pas d'opérations<text:line-break/>de toute nature n'affiche que des données à l'écran, la couche de présentation demande à travers des fonctions qui sont<text:line-break/>Ils s'exécutent dans la couche logique métier.<text:line-break/> <text:line-break/>Couche logique métier :<text:line-break/>C'est là que se trouvent les fonctions et les classes qui seront appelées via l'interface graphique.<text:line-break/>Reçoit les requêtes ou les événements de l'utilisateur, traite ces requêtes puis envoie la réponse à l'interface graphique,<text:line-break/>si c'est nécessaire<text:line-break/>Cette couche communiquera avec la couche de données, mais la couche métier ne se connecte pas à la base de données.<text:line-break/>il ne fait que recevoir des données ou les traiter. Ici, les règles ou fonctions commerciales sont exécutées et appelées, par exemple, la facturation,<text:line-break/>lister les produits, etc.<text:line-break/><text:line-break/>couche de données<text:line-break/>Ici, nous aurons des classes et des fonctions qui se connectent à la base de données et c'est là que les transactions avec sql sont effectuées<text:line-break/>lire, insérer, modifier ou supprimer des informations dans la base de données.<text:line-break/>Ici, nous allons exécuter des requêtes sql afin qu'aucune des autres couches ne sache où se trouve la base de données, donc le<text:line-break/><text:soft-page-break/>La couche de présentation peut être sur un PC et les autres couches sur un serveur en tant que service est un logiciel Sa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17:12:46.583000000</meta:creation-date>
    <dc:date>2023-05-18T17:14:09.236000000</dc:date>
    <meta:editing-duration>PT1M23S</meta:editing-duration>
    <meta:editing-cycles>1</meta:editing-cycles>
    <meta:document-statistic meta:table-count="0" meta:image-count="0" meta:object-count="0" meta:page-count="2" meta:paragraph-count="1" meta:word-count="426" meta:character-count="2590" meta:non-whitespace-character-count="2153"/>
    <meta:generator>LibreOffice/7.4.2.3$Windows_X86_64 LibreOffice_project/382eef1f22670f7f4118c8c2dd222ec7ad009daf</meta:generator>
  </office:meta>
</office:document-meta>
</file>